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style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Replacements/Object 5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" manifest:media-type=""/>
  <manifest:file-entry manifest:full-path="ObjectReplacements/Object 6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"/>
  <manifest:file-entry manifest:full-path="ObjectReplacements/Object 7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Thumbnails/thumbnail.png" manifest:media-type="image/png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5pt" fo:font-weight="bold" officeooo:rsid="0137cb47" officeooo:paragraph-rsid="0137cb47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font-name="Liberation Serif" fo:font-size="13pt" officeooo:rsid="00b428b8" officeooo:paragraph-rsid="0166d837" style:font-size-asian="13pt" style:font-size-complex="13pt"/>
    </style:style>
    <style:style style:name="P4" style:family="paragraph" style:parent-style-name="Standard">
      <style:text-properties style:font-name="Liberation Serif" fo:font-size="13pt" officeooo:rsid="00b428b8" officeooo:paragraph-rsid="0169ebf1" style:font-size-asian="13pt" style:font-size-complex="13pt"/>
    </style:style>
    <style:style style:name="P5" style:family="paragraph" style:parent-style-name="Standard">
      <style:text-properties style:font-name="Liberation Serif" fo:font-size="13pt" officeooo:rsid="00b428b8" officeooo:paragraph-rsid="016ed858" style:font-size-asian="13pt" style:font-size-complex="13pt"/>
    </style:style>
    <style:style style:name="P6" style:family="paragraph" style:parent-style-name="Standard">
      <style:text-properties style:font-name="Liberation Serif" fo:font-size="13pt" officeooo:rsid="0165a4d7" officeooo:paragraph-rsid="0169a5b1" style:font-size-asian="13pt" style:font-size-complex="13pt"/>
    </style:style>
    <style:style style:name="P7" style:family="paragraph" style:parent-style-name="Standard">
      <style:text-properties style:font-name="Liberation Serif" fo:font-size="13pt" officeooo:rsid="0169ebf1" officeooo:paragraph-rsid="0169ebf1" style:font-size-asian="13pt" style:font-size-complex="13pt"/>
    </style:style>
    <style:style style:name="P8" style:family="paragraph" style:parent-style-name="Standard">
      <style:text-properties style:font-name="Liberation Serif" fo:font-size="13pt" officeooo:rsid="016b519c" officeooo:paragraph-rsid="016b519c" style:font-size-asian="13pt" style:font-size-complex="13pt"/>
    </style:style>
    <style:style style:name="P9" style:family="paragraph" style:parent-style-name="Standard">
      <style:text-properties style:font-name="Liberation Serif" fo:font-size="13pt" fo:font-weight="bold" officeooo:rsid="0051c2c7" officeooo:paragraph-rsid="00b428b8" style:font-size-asian="13pt" style:font-weight-asian="bold" style:font-size-complex="13pt" style:font-weight-complex="bold"/>
    </style:style>
    <style:style style:name="P10" style:family="paragraph" style:parent-style-name="Standard">
      <style:text-properties style:use-window-font-color="true" loext:opacity="0%" style:font-name="Liberation Serif" fo:font-size="13pt" fo:font-weight="normal" officeooo:rsid="01632eda" officeooo:paragraph-rsid="01632eda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use-window-font-color="true" loext:opacity="0%" style:font-name="Liberation Serif" fo:font-size="13pt" fo:font-style="italic" fo:font-weight="normal" officeooo:rsid="013c89d0" officeooo:paragraph-rsid="014075b9" style:font-size-asian="13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>
      <style:text-properties style:use-window-font-color="true" loext:opacity="0%" style:font-name="Liberation Serif" fo:font-size="13pt" fo:font-style="italic" fo:font-weight="normal" officeooo:rsid="0165a4d7" officeooo:paragraph-rsid="0165a4d7" style:font-size-asian="13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>
      <style:text-properties style:use-window-font-color="true" loext:opacity="0%" style:font-name="Liberation Serif" fo:font-size="13pt" fo:font-style="italic" fo:font-weight="normal" officeooo:rsid="0165a4d7" officeooo:paragraph-rsid="0169a5b1" style:font-size-asian="13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>
      <style:text-properties style:use-window-font-color="true" loext:opacity="0%" style:font-name="Liberation Serif" fo:font-size="13pt" fo:font-style="italic" fo:font-weight="normal" officeooo:rsid="0169a5b1" officeooo:paragraph-rsid="0169a5b1" style:font-size-asian="13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>
      <style:text-properties style:font-name="Liberation Serif" fo:font-size="13pt" fo:font-weight="bold" officeooo:rsid="016b519c" officeooo:paragraph-rsid="016ed858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Liberation Serif" fo:font-size="13pt" fo:font-weight="bold" officeooo:rsid="016b519c" officeooo:paragraph-rsid="016b519c" style:font-size-asian="13pt" style:font-weight-asian="bold" style:font-size-complex="13pt" style:font-weight-complex="bold"/>
    </style:style>
    <style:style style:name="P17" style:family="paragraph" style:parent-style-name="Standard">
      <style:text-properties style:font-name="Liberation Serif" fo:font-size="13pt" fo:font-weight="bold" officeooo:rsid="0051c2c7" officeooo:paragraph-rsid="016ed858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Liberation Serif" fo:font-size="13pt" fo:font-weight="bold" officeooo:rsid="0051c2c7" officeooo:paragraph-rsid="0166d837" style:font-size-asian="13pt" style:font-weight-asian="bold" style:font-size-complex="13pt" style:font-weight-complex="bold"/>
    </style:style>
    <style:style style:name="P19" style:family="paragraph" style:parent-style-name="Standard">
      <style:text-properties style:use-window-font-color="true" loext:opacity="0%" style:font-name="Liberation Serif" fo:font-size="13pt" fo:font-style="italic" style:text-underline-style="none" fo:font-weight="normal" officeooo:rsid="013fcb20" officeooo:paragraph-rsid="0165a4d7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size="14pt" officeooo:rsid="0165a4d7" style:font-size-asian="14pt" style:font-size-complex="14pt"/>
    </style:style>
    <style:style style:name="T2" style:family="text">
      <style:text-properties fo:font-size="14pt" officeooo:rsid="001f2fc6" style:font-size-asian="14pt" style:font-size-complex="14pt"/>
    </style:style>
    <style:style style:name="T3" style:family="text">
      <style:text-properties fo:font-size="14pt" officeooo:rsid="0170d428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1c2c7" style:font-weight-asian="bold" style:font-weight-complex="bold"/>
    </style:style>
    <style:style style:name="T6" style:family="text">
      <style:text-properties fo:font-weight="bold" officeooo:rsid="0165a4d7" style:font-weight-asian="bold" style:font-weight-complex="bold"/>
    </style:style>
    <style:style style:name="T7" style:family="text">
      <style:text-properties fo:font-weight="bold" officeooo:rsid="0166d837" style:font-weight-asian="bold" style:font-weight-complex="bold"/>
    </style:style>
    <style:style style:name="T8" style:family="text">
      <style:text-properties fo:font-weight="bold" officeooo:rsid="0169ebf1" style:font-weight-asian="bold" style:font-weight-complex="bold"/>
    </style:style>
    <style:style style:name="T9" style:family="text">
      <style:text-properties fo:font-weight="bold" officeooo:rsid="016ce3c1" style:font-weight-asian="bold" style:font-weight-complex="bold"/>
    </style:style>
    <style:style style:name="T10" style:family="text">
      <style:text-properties fo:font-weight="bold" officeooo:rsid="016ed858" style:font-weight-asian="bold" style:font-weight-complex="bold"/>
    </style:style>
    <style:style style:name="T11" style:family="text">
      <style:text-properties officeooo:rsid="0166d837"/>
    </style:style>
    <style:style style:name="T12" style:family="text">
      <style:text-properties officeooo:rsid="0168bcf6"/>
    </style:style>
    <style:style style:name="T13" style:family="text">
      <style:text-properties officeooo:rsid="0169a5b1"/>
    </style:style>
    <style:style style:name="T14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use-window-font-color="true" loext:opacity="0%" fo:font-style="italic" fo:font-weight="normal" officeooo:rsid="0168bcf6" style:font-style-asian="italic" style:font-weight-asian="normal" style:font-style-complex="italic" style:font-weight-complex="normal"/>
    </style:style>
    <style:style style:name="T16" style:family="text">
      <style:text-properties style:use-window-font-color="true" loext:opacity="0%" fo:font-style="italic" fo:font-weight="normal" officeooo:rsid="0169a5b1" style:font-style-asian="italic" style:font-weight-asian="normal" style:font-style-complex="italic" style:font-weight-complex="normal"/>
    </style:style>
    <style:style style:name="T17" style:family="text">
      <style:text-properties style:use-window-font-color="true" loext:opacity="0%" fo:font-style="italic" fo:font-weight="normal" officeooo:rsid="0169bf57" style:font-style-asian="italic" style:font-weight-asian="normal" style:font-style-complex="italic" style:font-weight-complex="normal"/>
    </style:style>
    <style:style style:name="T18" style:family="text">
      <style:text-properties style:use-window-font-color="true" loext:opacity="0%" fo:font-style="italic" fo:font-weight="bold" officeooo:rsid="0051c2c7" style:font-style-asian="italic" style:font-weight-asian="bold" style:font-style-complex="italic" style:font-weight-complex="bold"/>
    </style:style>
    <style:style style:name="T19" style:family="text">
      <style:text-properties style:use-window-font-color="true" loext:opacity="0%" fo:font-style="italic" fo:font-weight="bold" officeooo:rsid="0165a4d7" style:font-style-asian="italic" style:font-weight-asian="bold" style:font-style-complex="italic" style:font-weight-complex="bold"/>
    </style:style>
    <style:style style:name="T20" style:family="text">
      <style:text-properties style:use-window-font-color="true" loext:opacity="0%" fo:font-style="italic" fo:font-weight="bold" officeooo:rsid="0166d837" style:font-style-asian="italic" style:font-weight-asian="bold" style:font-style-complex="italic" style:font-weight-complex="bold"/>
    </style:style>
    <style:style style:name="T21" style:family="text">
      <style:text-properties style:use-window-font-color="true" loext:opacity="0%" fo:font-style="italic" fo:font-weight="bold" officeooo:rsid="0169ebf1" style:font-style-asian="italic" style:font-weight-asian="bold" style:font-style-complex="italic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><text:span text:style-name="T5">I- </text:span><text:span text:style-name="T4">Asymptote horizontale</text:span></text:p>
      <text:p text:style-name="P15"><text:s text:c="3"/></text:p>
      <text:p text:style-name="P17"><draw:frame draw:style-name="fr1" draw:name="Object6" text:anchor-type="as-char" svg:y="-0.531cm" svg:width="5.394cm" svg:height="1.01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"><text:span text:style-name="T5"><text:s text:c="2"/></text:span><text:span text:style-name="T9">L</text:span><text:span text:style-name="T10">a droite d ‘équation </text:span><text:span text:style-name="T10"><draw:frame draw:style-name="fr1" draw:name="Object4" text:anchor-type="as-char" svg:y="-0.489cm" svg:width="1.326cm" svg:height="0.64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0">est une asymptote horizontale au <text:s text:c="3"/>voisinage de </text:span><text:span text:style-name="T10"><draw:frame draw:style-name="fr1" draw:name="Object5" text:anchor-type="as-char" svg:y="-0.489cm" svg:width="0.575cm" svg:height="0.646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6"/>
      <text:p text:style-name="P16"/>
      <text:p text:style-name="P16">II- Asymptote verticale</text:p>
      <text:p text:style-name="P16"><text:s text:c="3"/></text:p>
      <text:p text:style-name="P17"><draw:frame draw:style-name="fr1" draw:name="Object1" text:anchor-type="as-char" svg:y="-0.531cm" svg:width="5.696cm" svg:height="1.012cm" draw:z-index="2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"><text:span text:style-name="T5"><text:s text:c="2"/></text:span><text:span text:style-name="T9">L</text:span><text:span text:style-name="T10">a droite d ‘équation </text:span><text:span text:style-name="T10"><draw:frame draw:style-name="fr1" draw:name="Object2" text:anchor-type="as-char" svg:y="-0.489cm" svg:width="1.296cm" svg:height="0.646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0">est une asymptote verticale à la courbe </text:span><text:span text:style-name="T10"><draw:frame draw:style-name="fr1" draw:name="Object7" text:anchor-type="as-char" svg:y="-0.489cm" svg:width="0.815cm" svg:height="0.718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, représentative de </text:span><text:span text:style-name="T10"><draw:frame draw:style-name="fr1" draw:name="Object8" text:anchor-type="as-char" svg:y="-0.489cm" svg:width="0.552cm" svg:height="0.646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0">, <text:s/>au <text:s text:c="3"/>voisinage de </text:span><text:span text:style-name="T10"><draw:frame draw:style-name="fr1" draw:name="Object3" text:anchor-type="as-char" svg:y="-0.379cm" svg:width="1.117cm" svg:height="0.453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8"/>
      <text:p text:style-name="P18"/>
      <text:p text:style-name="P18"/>
      <text:p text:style-name="P3"><text:span text:style-name="T5">I- </text:span><text:span text:style-name="T6">Théorème d’</text:span><text:span text:style-name="T7">encadrement </text:span><text:span text:style-name="T8">( ou théorème des gendarmes)</text:span></text:p>
      <text:p text:style-name="P13"><text:span text:style-name="T11"><text:s/></text:span><text:span text:style-name="T11"><draw:frame draw:style-name="fr2" draw:name="Objet69" text:anchor-type="as-char" svg:y="-0.439cm" svg:width="0.459cm" svg:height="0.547cm" draw:z-index="10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3">est </text:span><text:span text:style-name="T12">l’intervalle </text:span><text:span text:style-name="T13">dont la borne de droite est </text:span><text:span text:style-name="T12"><draw:frame draw:style-name="fr2" draw:name="Objet68" text:anchor-type="as-char" svg:y="-0.305cm" svg:width="0.928cm" svg:height="0.305cm" draw:z-index="9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12">.</text:span></text:p>
      <text:p text:style-name="P6"><text:span text:style-name="T15"><text:s/></text:span><text:span text:style-name="T15"><draw:frame draw:style-name="fr2" draw:name="Objet70" text:anchor-type="as-char" svg:y="-0.439cm" svg:width="1.545cm" svg:height="0.547cm" draw:z-index="11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5"><text:s text:c="2"/></text:span><text:span text:style-name="T16">sont trois fonctions définies sur </text:span><text:span text:style-name="T16"><draw:frame draw:style-name="fr2" draw:name="Objet65" text:anchor-type="as-char" svg:y="-0.439cm" svg:width="0.459cm" svg:height="0.547cm" draw:z-index="12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16">telles que </text:span><text:span text:style-name="T16"><draw:frame draw:style-name="fr2" draw:name="Objet67" text:anchor-type="as-char" svg:y="-0.482cm" svg:width="6.219cm" svg:height="0.633cm" draw:z-index="13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6">.</text:span></text:p>
      <text:p text:style-name="P6"><text:span text:style-name="T16"><text:s text:c="2"/></text:span><text:span text:style-name="T17">Si </text:span><text:span text:style-name="T17"><draw:frame draw:style-name="fr1" draw:name="Objet71" text:anchor-type="as-char" svg:y="-0.531cm" svg:width="6.895cm" svg:height="1.012cm" draw:z-index="14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7">, alors </text:span><text:span text:style-name="T17"><draw:frame draw:style-name="fr1" draw:name="Objet72" text:anchor-type="as-char" svg:y="-0.531cm" svg:width="2.896cm" svg:height="1.012cm" draw:z-index="15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p>
      <text:p text:style-name="P7"><text:span text:style-name="T16">C</text:span><text:span text:style-name="T14">e théorème est admis sans démonstration et reste vrai si </text:span><text:span text:style-name="T14"><draw:frame draw:style-name="fr1" draw:name="Objet73" text:anchor-type="as-char" svg:y="-0.489cm" svg:width="0.587cm" svg:height="0.646cm" draw:z-index="16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14">tend vers </text:span><text:span text:style-name="T14"><draw:frame draw:style-name="fr2" draw:name="Objet74" text:anchor-type="as-char" svg:y="-0.272cm" svg:width="1.018cm" svg:height="0.272cm" draw:z-index="17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4">ou <text:s/></text:span><text:span text:style-name="T14"><draw:frame draw:style-name="fr1" draw:name="Objet75" text:anchor-type="as-char" svg:y="-0.489cm" svg:width="0.587cm" svg:height="0.646cm" draw:z-index="18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14">tend vers </text:span><text:span text:style-name="T14"><draw:frame draw:style-name="fr2" draw:name="Objet76" text:anchor-type="as-char" svg:y="-0.439cm" svg:width="0.476cm" svg:height="0.547cm" draw:z-index="19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14">avec <text:s/></text:span><text:span text:style-name="T14"><draw:frame draw:style-name="fr1" draw:name="Objet77" text:anchor-type="as-char" svg:y="-0.531cm" svg:width="1.789cm" svg:height="0.732cm" draw:z-index="20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p>
      <text:p text:style-name="P14"/>
      <text:p text:style-name="P4"><text:span text:style-name="T18">I</text:span><text:span text:style-name="T21">I</text:span><text:span text:style-name="T18">- </text:span><text:span text:style-name="T21">Extension du </text:span><text:span text:style-name="T19">Théorème d</text:span><text:span text:style-name="T21">e gendarme </text:span><text:span text:style-name="T20"><text:s/></text:span><text:span text:style-name="T21">(un seul gendarme)</text:span></text:p>
      <text:p text:style-name="P14"/>
      <text:p text:style-name="P14"/>
      <text:p text:style-name="P14"/>
      <text:p text:style-name="P6"><text:span text:style-name="T5">I</text:span><text:span text:style-name="T7">II</text:span><text:span text:style-name="T5">- </text:span><text:span text:style-name="T4">Théorème de comparaison</text:span></text:p>
      <text:p text:style-name="P11"/>
      <text:p text:style-name="P12">1) S’il existe un réel <draw:frame draw:style-name="fr2" draw:name="Objet66" text:anchor-type="as-char" svg:y="-0.439cm" svg:width="0.584cm" svg:height="0.547cm" draw:z-index="8"><draw:object xlink:href="./Object 66" xlink:type="simple" xlink:show="embed" xlink:actuate="onLoad"/><draw:image xlink:href="./ObjectReplacements/Object 66" xlink:type="simple" xlink:show="embed" xlink:actuate="onLoad"/><svg:desc>formule</svg:desc></draw:frame><text:s/>tel que pour tout <draw:frame draw:style-name="fr2" draw:name="Objet57" text:anchor-type="as-char" svg:y="-0.439cm" svg:width="1.321cm" svg:height="0.547cm" draw:z-index="0"><draw:object xlink:href="./Object 57" xlink:type="simple" xlink:show="embed" xlink:actuate="onLoad"/><draw:image xlink:href="./ObjectReplacements/Object 57" xlink:type="simple" xlink:show="embed" xlink:actuate="onLoad"/><svg:desc>formule</svg:desc></draw:frame>, on a <draw:frame draw:style-name="fr2" draw:name="Objet58" text:anchor-type="as-char" svg:y="-0.482cm" svg:width="2.633cm" svg:height="0.633cm" draw:z-index="1"><draw:object xlink:href="./Object 58" xlink:type="simple" xlink:show="embed" xlink:actuate="onLoad"/><draw:image xlink:href="./ObjectReplacements/Object 58" xlink:type="simple" xlink:show="embed" xlink:actuate="onLoad"/><svg:desc>formule</svg:desc></draw:frame>et si <draw:frame draw:style-name="fr1" draw:name="Objet59" text:anchor-type="as-char" svg:y="-0.531cm" svg:width="3.447cm" svg:height="1.012cm" draw:z-index="2"><draw:object xlink:href="./Object 59" xlink:type="simple" xlink:show="embed" xlink:actuate="onLoad"/><draw:image xlink:href="./ObjectReplacements/Object 59" xlink:type="simple" xlink:show="embed" xlink:actuate="onLoad"/><svg:desc>formule</svg:desc></draw:frame>, alors <draw:frame draw:style-name="fr1" draw:name="Objet60" text:anchor-type="as-char" svg:y="-0.531cm" svg:width="3.41cm" svg:height="1.012cm" draw:z-index="3"><draw:object xlink:href="./Object 60" xlink:type="simple" xlink:show="embed" xlink:actuate="onLoad"/><draw:image xlink:href="./ObjectReplacements/Object 60" xlink:type="simple" xlink:show="embed" xlink:actuate="onLoad"/><svg:desc>formule</svg:desc></draw:frame></text:p>
      <text:p text:style-name="P12"/>
      <text:p text:style-name="P12">2) S’il existe un réel A tel que pour tout <draw:frame draw:style-name="fr2" draw:name="Objet61" text:anchor-type="as-char" svg:y="-0.439cm" svg:width="1.321cm" svg:height="0.547cm" draw:z-index="4"><draw:object xlink:href="./Object 61" xlink:type="simple" xlink:show="embed" xlink:actuate="onLoad"/><draw:image xlink:href="./ObjectReplacements/Object 61" xlink:type="simple" xlink:show="embed" xlink:actuate="onLoad"/><svg:desc>formule</svg:desc></draw:frame>, on a <draw:frame draw:style-name="fr2" draw:name="Objet62" text:anchor-type="as-char" svg:y="-0.482cm" svg:width="2.632cm" svg:height="0.633cm" draw:z-index="5"><draw:object xlink:href="./Object 62" xlink:type="simple" xlink:show="embed" xlink:actuate="onLoad"/><draw:image xlink:href="./ObjectReplacements/Object 62" xlink:type="simple" xlink:show="embed" xlink:actuate="onLoad"/><svg:desc>formule</svg:desc></draw:frame>et si <draw:frame draw:style-name="fr1" draw:name="Objet63" text:anchor-type="as-char" svg:y="-0.531cm" svg:width="3.552cm" svg:height="1.012cm" draw:z-index="6"><draw:object xlink:href="./Object 63" xlink:type="simple" xlink:show="embed" xlink:actuate="onLoad"/><draw:image xlink:href="./ObjectReplacements/Object 63" xlink:type="simple" xlink:show="embed" xlink:actuate="onLoad"/><svg:desc>formule</svg:desc></draw:frame>, alors <draw:frame draw:style-name="fr1" draw:name="Objet64" text:anchor-type="as-char" svg:y="-0.531cm" svg:width="3.515cm" svg:height="1.012cm" draw:z-index="7"><draw:object xlink:href="./Object 64" xlink:type="simple" xlink:show="embed" xlink:actuate="onLoad"/><draw:image xlink:href="./ObjectReplacements/Object 64" xlink:type="simple" xlink:show="embed" xlink:actuate="onLoad"/><svg:desc>formule</svg:desc></draw:frame></text:p>
      <text:p text:style-name="P1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137cb47" officeooo:paragraph-rsid="0137cb47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fo:font-size="14pt" officeooo:rsid="0165a4d7" style:font-size-asian="14pt" style:font-size-complex="14pt"/>
    </style:style>
    <style:style style:name="MT2" style:family="text">
      <style:text-properties fo:font-size="14pt" officeooo:rsid="001f2fc6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tab/></text:span><text:span text:style-name="MT1">Limites: Suites et fonctions<text:tab/></text:span><text:span text:style-name="MT2"> </text:span><text:span text:style-name="MT2"><text:page-number text:select-page="current">1</text:page-number></text:span><text:span text:style-name="MT2"><text:s/>/ </text:span><text:span text:style-name="MT2"><text:page-count>1</text:page-count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23T22:56:38.625548225</dc:date>
    <meta:editing-duration>P1DT8H27M4S</meta:editing-duration>
    <meta:editing-cycles>279</meta:editing-cycles>
    <meta:document-statistic meta:table-count="0" meta:image-count="0" meta:object-count="29" meta:page-count="1" meta:paragraph-count="18" meta:word-count="132" meta:character-count="731" meta:non-whitespace-character-count="578"/>
  </office:meta>
</office:document-meta>
</file>

<file path=Object 1/content.xml><?xml version="1.0" encoding="utf-8"?>
<math xmlns="http://www.w3.org/1998/Math/MathML" display="block">
  <semantics>
    <mstyle mathvariant="bold">
      <mrow>
        <mrow>
          <mrow>
            <munder>
              <mi>lim</mi>
              <mrow>
                <mi>x</mi>
                <mo stretchy="false">→</mo>
                <mi>a</mi>
              </mrow>
            </munder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stretchy="false">=</mo>
          <mrow>
            <mo stretchy="false">±</mo>
            <mi mathvariant="normal">∞</mi>
          </mrow>
        </mrow>
        <mtext> avec </mtext>
        <mrow>
          <mi>a</mi>
          <mo stretchy="false">∈</mo>
          <mi mathvariant="normal">ℝ</mi>
        </mrow>
      </mrow>
    </mstyle>
    <annotation encoding="StarMath 5.0">bold {lim from{x rightarrow a} {f(x)} = +-infinity" avec "a in setR}</annotation>
  </semantics>
</math>
</file>

<file path=Object 2/content.xml><?xml version="1.0" encoding="utf-8"?>
<math xmlns="http://www.w3.org/1998/Math/MathML" display="block">
  <semantics>
    <mstyle mathvariant="bold">
      <mrow>
        <mi>x</mi>
        <mo stretchy="false">=</mo>
        <mi>a</mi>
      </mrow>
    </mstyle>
    <annotation encoding="StarMath 5.0">bold {x = a}</annotation>
  </semantics>
</math>
</file>

<file path=Object 3/content.xml><?xml version="1.0" encoding="utf-8"?>
<math xmlns="http://www.w3.org/1998/Math/MathML" display="block">
  <semantics>
    <mstyle mathvariant="bold">
      <mrow>
        <mo stretchy="false">±</mo>
        <mi mathvariant="normal">∞</mi>
      </mrow>
    </mstyle>
    <annotation encoding="StarMath 5.0">bold {+-infinity}</annotation>
  </semantics>
</math>
</file>

<file path=Object 4/content.xml><?xml version="1.0" encoding="utf-8"?>
<math xmlns="http://www.w3.org/1998/Math/MathML" display="block">
  <semantics>
    <mstyle mathvariant="bold">
      <mrow>
        <mi>y</mi>
        <mo stretchy="false">=</mo>
        <mi>a</mi>
      </mrow>
    </mstyle>
    <annotation encoding="StarMath 5.0">bold {y = a}</annotation>
  </semantics>
</math>
</file>

<file path=Object 5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57/content.xml><?xml version="1.0" encoding="utf-8"?>
<math xmlns="http://www.w3.org/1998/Math/MathML" display="block">
  <semantics>
    <mstyle mathvariant="bold">
      <mrow>
        <mi>x</mi>
        <mo stretchy="false">≥</mo>
        <mi>A</mi>
      </mrow>
    </mstyle>
    <annotation encoding="StarMath 5.0">bold {x &gt;= A}</annotation>
  </semantics>
</math>
</file>

<file path=Object 58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≥</mo>
          <mi>g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f(x) &gt;= g(x)}</annotation>
  </semantics>
</math>
</file>

<file path=Object 59/content.xml><?xml version="1.0" encoding="utf-8"?>
<math xmlns="http://www.w3.org/1998/Math/MathML" display="block">
  <semantics>
    <mstyle mathvariant="bold"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=</mo>
            <mrow>
              <mo stretchy="false">+</mo>
              <mi mathvariant="normal">∞</mi>
            </mrow>
          </mrow>
        </mrow>
      </mrow>
    </mstyle>
    <annotation encoding="StarMath 5.0">bold {lim from{n rightarrow +infinity} {g(x) = +infinity} }</annotation>
  </semantics>
</math>
</file>

<file path=Object 6/content.xml><?xml version="1.0" encoding="utf-8"?>
<math xmlns="http://www.w3.org/1998/Math/MathML" display="block">
  <semantics>
    <mstyle mathvariant="bold">
      <mrow>
        <mrow>
          <mrow>
            <munder>
              <mi>lim</mi>
              <mrow>
                <mi>x</mi>
                <mrow>
                  <mo stretchy="false">→</mo>
                  <mo stretchy="false">±</mo>
                  <mi mathvariant="normal">∞</mi>
                </mrow>
              </mrow>
            </munder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stretchy="false">=</mo>
          <mi>a</mi>
        </mrow>
        <mtext> avec </mtext>
        <mrow>
          <mi>a</mi>
          <mo stretchy="false">∈</mo>
          <mi mathvariant="normal">ℝ</mi>
        </mrow>
      </mrow>
    </mstyle>
    <annotation encoding="StarMath 5.0">bold {lim from{x rightarrow +-infinity} {f(x)} = a" avec "a in setR}</annotation>
  </semantics>
</math>
</file>

<file path=Object 60/content.xml><?xml version="1.0" encoding="utf-8"?>
<math xmlns="http://www.w3.org/1998/Math/MathML" display="block">
  <semantics>
    <mstyle mathvariant="bold"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=</mo>
            <mrow>
              <mo stretchy="false">+</mo>
              <mi mathvariant="normal">∞</mi>
            </mrow>
          </mrow>
        </mrow>
      </mrow>
    </mstyle>
    <annotation encoding="StarMath 5.0">bold {lim from{n rightarrow +infinity} {f(x) = +infinity} }</annotation>
  </semantics>
</math>
</file>

<file path=Object 61/content.xml><?xml version="1.0" encoding="utf-8"?>
<math xmlns="http://www.w3.org/1998/Math/MathML" display="block">
  <semantics>
    <mstyle mathvariant="bold">
      <mrow>
        <mi>x</mi>
        <mo stretchy="false">≤</mo>
        <mi>A</mi>
      </mrow>
    </mstyle>
    <annotation encoding="StarMath 5.0">bold {x &lt;= A}</annotation>
  </semantics>
</math>
</file>

<file path=Object 62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≤</mo>
          <mi>g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f(x) &lt;= g(x)}</annotation>
  </semantics>
</math>
</file>

<file path=Object 63/content.xml><?xml version="1.0" encoding="utf-8"?>
<math xmlns="http://www.w3.org/1998/Math/MathML" display="block">
  <semantics>
    <mstyle mathvariant="bold">
      <mrow>
        <munder>
          <mi>lim</mi>
          <mrow>
            <mi>n</mi>
            <mrow>
              <mo stretchy="false">→</mo>
              <mo stretchy="false">−</mo>
              <mi mathvariant="normal">∞</mi>
            </mrow>
          </mrow>
        </munder>
        <mrow>
          <mi>g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=</mo>
            <mrow>
              <mo stretchy="false">−</mo>
              <mi mathvariant="normal">∞</mi>
            </mrow>
          </mrow>
        </mrow>
      </mrow>
    </mstyle>
    <annotation encoding="StarMath 5.0">bold {lim from{n rightarrow -infinity} {g(x) = -infinity} }</annotation>
  </semantics>
</math>
</file>

<file path=Object 64/content.xml><?xml version="1.0" encoding="utf-8"?>
<math xmlns="http://www.w3.org/1998/Math/MathML" display="block">
  <semantics>
    <mstyle mathvariant="bold">
      <mrow>
        <munder>
          <mi>lim</mi>
          <mrow>
            <mi>n</mi>
            <mrow>
              <mo stretchy="false">→</mo>
              <mo stretchy="false">−</mo>
              <mi mathvariant="normal">∞</mi>
            </mrow>
          </mrow>
        </munder>
        <mrow>
          <mi>f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=</mo>
            <mrow>
              <mo stretchy="false">−</mo>
              <mi mathvariant="normal">∞</mi>
            </mrow>
          </mrow>
        </mrow>
      </mrow>
    </mstyle>
    <annotation encoding="StarMath 5.0">bold {lim from{n rightarrow -infinity} {f(x) = -infinity} }</annotation>
  </semantics>
</math>
</file>

<file path=Object 65/content.xml><?xml version="1.0" encoding="utf-8"?>
<math xmlns="http://www.w3.org/1998/Math/MathML" display="block">
  <semantics>
    <mstyle mathvariant="bold">
      <mi>I</mi>
    </mstyle>
    <annotation encoding="StarMath 5.0">bold {I}</annotation>
  </semantics>
</math>
</file>

<file path=Object 66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67/content.xml><?xml version="1.0" encoding="utf-8"?>
<math xmlns="http://www.w3.org/1998/Math/MathML" display="block">
  <semantics>
    <mstyle mathvariant="bold">
      <mrow>
        <mo stretchy="false">∀</mo>
        <mi>x</mi>
        <mrow>
          <mtext> </mtext>
          <mo stretchy="false">∈</mo>
          <mtext> </mtext>
        </mrow>
        <mi>I</mi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≤</mo>
          <mi>g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≤</mo>
          <mi>h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forall x" "in" "I" "f(x) &lt;= g(x) &lt;= h(x)  }</annotation>
  </semantics>
</math>
</file>

<file path=Object 68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+infinity}</annotation>
  </semantics>
</math>
</file>

<file path=Object 69/content.xml><?xml version="1.0" encoding="utf-8"?>
<math xmlns="http://www.w3.org/1998/Math/MathML" display="block">
  <semantics>
    <mstyle mathvariant="bold">
      <mi>I</mi>
    </mstyle>
    <annotation encoding="StarMath 5.0">bold {I}</annotation>
  </semantics>
</math>
</file>

<file path=Object 7/content.xml><?xml version="1.0" encoding="utf-8"?>
<math xmlns="http://www.w3.org/1998/Math/MathML" display="block">
  <semantics>
    <mstyle mathvariant="bold">
      <msub>
        <mi>C</mi>
        <mi>f</mi>
      </msub>
    </mstyle>
    <annotation encoding="StarMath 5.0">bold {C_f}</annotation>
  </semantics>
</math>
</file>

<file path=Object 70/content.xml><?xml version="1.0" encoding="utf-8"?>
<math xmlns="http://www.w3.org/1998/Math/MathML" display="block">
  <semantics>
    <mstyle mathvariant="bold">
      <mrow>
        <mi>f</mi>
        <mi>,</mi>
        <mi>g</mi>
        <mi>,</mi>
        <mi>h</mi>
      </mrow>
    </mstyle>
    <annotation encoding="StarMath 5.0">bold {f, g, h}</annotation>
  </semantics>
</math>
</file>

<file path=Object 71/content.xml><?xml version="1.0" encoding="utf-8"?>
<math xmlns="http://www.w3.org/1998/Math/MathML" display="block">
  <semantics>
    <mstyle mathvariant="bold">
      <mrow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stretchy="false">=</mo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row>
              <mi>h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stretchy="false">=</mo>
          <mi>l</mi>
        </mrow>
        <mtext> </mtext>
        <mrow>
          <mo fence="true" form="prefix" stretchy="false">(</mo>
          <mrow>
            <mrow>
              <mi>l</mi>
              <mo stretchy="false">∈</mo>
              <mi mathvariant="normal">ℝ</mi>
            </mrow>
          </mrow>
          <mo fence="true" form="postfix" stretchy="false">)</mo>
        </mrow>
      </mrow>
    </mstyle>
    <annotation encoding="StarMath 5.0">bold {lim from{n rightarrow +infinity} {f(x)} = lim from{n rightarrow +infinity} {h(x)} = l " "( l in setR) }</annotation>
  </semantics>
</math>
</file>

<file path=Object 72/content.xml><?xml version="1.0" encoding="utf-8"?>
<math xmlns="http://www.w3.org/1998/Math/MathML" display="block">
  <semantics>
    <mstyle mathvariant="bold"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row>
              <mo fence="true" form="prefix" stretchy="false">(</mo>
              <mrow>
                <mi>x</mi>
              </mrow>
              <mo fence="true" form="postfix" stretchy="false">)</mo>
            </mrow>
            <mo stretchy="false">=</mo>
            <mi>l</mi>
          </mrow>
        </mrow>
      </mrow>
    </mstyle>
    <annotation encoding="StarMath 5.0">bold {lim from{n rightarrow +infinity} {g(x) = l} }</annotation>
  </semantics>
</math>
</file>

<file path=Object 73/content.xml><?xml version="1.0" encoding="utf-8"?>
<math xmlns="http://www.w3.org/1998/Math/MathML" display="block">
  <semantics>
    <mstyle mathvariant="bold">
      <mi>x</mi>
    </mstyle>
    <annotation encoding="StarMath 5.0">bold {x }</annotation>
  </semantics>
</math>
</file>

<file path=Object 74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-infinity}</annotation>
  </semantics>
</math>
</file>

<file path=Object 75/content.xml><?xml version="1.0" encoding="utf-8"?>
<math xmlns="http://www.w3.org/1998/Math/MathML" display="block">
  <semantics>
    <mstyle mathvariant="bold">
      <mi>x</mi>
    </mstyle>
    <annotation encoding="StarMath 5.0">bold {x }</annotation>
  </semantics>
</math>
</file>

<file path=Object 76/content.xml><?xml version="1.0" encoding="utf-8"?>
<math xmlns="http://www.w3.org/1998/Math/MathML" display="block">
  <semantics>
    <mstyle mathvariant="bold">
      <mi>a</mi>
    </mstyle>
    <annotation encoding="StarMath 5.0">bold {a}</annotation>
  </semantics>
</math>
</file>

<file path=Object 77/content.xml><?xml version="1.0" encoding="utf-8"?>
<math xmlns="http://www.w3.org/1998/Math/MathML" display="block">
  <semantics>
    <mstyle mathvariant="bold">
      <mrow>
        <mo fence="true" form="prefix" stretchy="false">(</mo>
        <mrow>
          <mrow>
            <mi>a</mi>
            <mo stretchy="false">∈</mo>
            <mi mathvariant="normal">ℝ</mi>
          </mrow>
        </mrow>
        <mo fence="true" form="postfix" stretchy="false">)</mo>
      </mrow>
    </mstyle>
    <annotation encoding="StarMath 5.0">bold {(a in setR) }</annotation>
  </semantics>
</math>
</file>

<file path=Object 8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